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59cm" svg:stroke-color="#808080" draw:marker-start-width="0.438cm" draw:marker-end-width="0.438cm" draw:fill="none" draw:fill-color="#729fcf" draw:textarea-vertical-align="middle" fo:padding-top="0.204cm" fo:padding-bottom="0.204cm" fo:padding-left="0.329cm" fo:padding-right="0.329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97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7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 draw:shadow="hidden"/>
    </style:style>
    <style:style style:name="gr6" style:family="graphic" style:parent-style-name="standard" style:list-style-name="L1">
      <style:graphic-properties draw:fill-color="#66ccff" draw:textarea-horizontal-align="justify" draw:textarea-vertical-align="middle" draw:auto-grow-height="false" fo:min-height="1.138cm" fo:min-width="2.599cm" draw:shadow="hidden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3.428cm" fo:min-width="2.966cm" draw:shadow="hidden"/>
    </style:style>
    <style:style style:name="gr8" style:family="graphic" style:parent-style-name="objectwithoutfill">
      <style:graphic-properties draw:stroke="dash" draw:stroke-dash="Dashed_20__28_var_29_" draw:fill="none" draw:fill-color="#729fcf" draw:textarea-vertical-align="middle" draw:shadow="hidden"/>
    </style:style>
    <style:style style:name="gr9" style:family="graphic" style:parent-style-name="standard" style:list-style-name="L1">
      <style:graphic-properties draw:fill-color="#66ccff" draw:textarea-horizontal-align="justify" draw:textarea-vertical-align="middle" draw:auto-grow-height="false" fo:min-height="0.45cm" fo:min-width="1.3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68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02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85cm" draw:shadow="hidden"/>
    </style:style>
    <style:style style:name="gr13" style:family="graphic" style:parent-style-name="objectwithoutfill">
      <style:graphic-properties draw:marker-start="Arrow" draw:marker-start-width="0.3cm" draw:marker-end="Arrow" draw:marker-end-width="0.3cm" svg:stroke-linecap="butt" draw:fill="none" draw:fill-color="#729fcf" draw:textarea-vertical-align="middle" draw:shadow="hidden"/>
    </style:style>
    <style:style style:name="gr14" style:family="graphic" style:parent-style-name="standard">
      <style:graphic-properties draw:fill-color="#66ccff" draw:textarea-horizontal-align="justify" draw:textarea-vertical-align="middle" draw:auto-grow-height="false" fo:min-height="3.15cm" fo:min-width="4.5cm" draw:shadow="hidden"/>
    </style:style>
    <style:style style:name="gr15" style:family="graphic" style:parent-style-name="standard">
      <style:graphic-properties draw:fill-color="#66ccff" draw:textarea-horizontal-align="justify" draw:textarea-vertical-align="middle" draw:auto-grow-height="false" fo:min-height="1.35cm" fo:min-width="1.9cm" draw:shadow="hidden"/>
    </style:style>
    <style:style style:name="gr16" style:family="graphic" style:parent-style-name="standard">
      <style:graphic-properties draw:fill-color="#66ccff" draw:textarea-horizontal-align="justify" draw:textarea-vertical-align="middle" draw:auto-grow-height="false" fo:min-height="1.65cm" fo:min-width="2.9cm" draw:shadow="hidden"/>
    </style:style>
    <style:style style:name="gr17" style:family="graphic" style:parent-style-name="standard">
      <style:graphic-properties draw:fill-color="#66ccff" draw:textarea-horizontal-align="justify" draw:textarea-vertical-align="middle" draw:auto-grow-height="false" fo:min-height="1.75cm" fo:min-width="2.5cm" draw:shadow="hidden"/>
    </style:style>
    <style:style style:name="gr18" style:family="graphic" style:parent-style-name="standard">
      <style:graphic-properties draw:marker-start="" draw:fill-color="#66ccff" draw:textarea-horizontal-align="justify" draw:textarea-vertical-align="middle" draw:auto-grow-height="false" fo:min-height="2.85cm" fo:min-width="5.1cm" draw:shadow="hidden"/>
    </style:style>
    <style:style style:name="gr19" style:family="graphic" style:parent-style-name="standard">
      <style:graphic-properties draw:fill-color="#00ccff" draw:textarea-horizontal-align="justify" draw:textarea-vertical-align="middle" draw:auto-grow-height="false" fo:min-height="0.35cm" fo:min-width="4.5cm" draw:shadow="hidden"/>
    </style:style>
    <style:style style:name="gr20" style:family="graphic" style:parent-style-name="objectwithoutfill">
      <style:graphic-properties draw:marker-start="" draw:marker-start-width="0.3cm" draw:marker-end="Arrow" draw:marker-end-width="0.3cm" draw:fill="none" draw:fill-color="#729fcf" draw:textarea-vertical-align="middle" draw:shadow="hidden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fill-color="#729fcf" draw:textarea-vertical-align="middle" draw:shadow="hidden"/>
    </style:style>
    <style:style style:name="gr22" style:family="graphic" style:parent-style-name="objectwithoutfill">
      <style:graphic-properties draw:marker-end="Arrow" draw:marker-end-width="0.3cm" draw:fill="none" draw:fill-color="#729fcf" draw:textarea-vertical-align="middle" draw:shadow="hidden"/>
    </style:style>
    <style:style style:name="gr23" style:family="graphic" style:parent-style-name="objectwithoutfill">
      <style:graphic-properties draw:stroke="soli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6" style:family="graphic" style:parent-style-name="standard" style:list-style-name="L1">
      <style:graphic-properties draw:fill-color="#66ccff" draw:textarea-horizontal-align="justify" draw:textarea-vertical-align="middle" draw:auto-grow-height="false" fo:min-height="1.138cm" fo:min-width="2.599cm" draw:shadow="hidden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fill-color="#00ccff" draw:textarea-horizontal-align="justify" draw:textarea-vertical-align="middle" draw:auto-grow-height="false" fo:min-height="0.35cm" fo:min-width="1.6cm" draw:shadow="hidden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5cm" fo:margin-bottom="0cm" fo:line-height="100%" fo:text-align="center" fo:text-indent="0cm"/>
    </style:style>
    <style:style style:name="P4" style:family="paragraph">
      <loext:graphic-properties draw:fill-color="#66ccff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1.7cm" fo:margin-top="0cm" fo:margin-bottom="0cm" fo:text-align="center" fo:text-indent="0cm"/>
    </style:style>
    <style:style style:name="P6" style:family="paragraph">
      <loext:graphic-properties draw:fill-color="#ffcc00"/>
      <style:paragraph-properties fo:margin-left="0cm" fo:margin-right="1.7cm" fo:margin-top="0cm" fo:margin-bottom="0cm" fo:text-align="center" fo:text-indent="0cm"/>
    </style:style>
    <style:style style:name="P7" style:family="paragraph">
      <loext:graphic-properties draw:fill-color="#66ccff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style:paragraph-properties fo:margin-top="0.457cm" fo:margin-bottom="0cm" fo:text-align="center"/>
    </style:style>
    <style:style style:name="P10" style:family="paragraph">
      <loext:graphic-properties draw:fill="none" draw:fill-color="#729fcf"/>
      <style:paragraph-properties fo:margin-top="0.457cm" fo:margin-bottom="0cm" fo:text-align="center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margin-top="0.3cm" fo:margin-bottom="0cm" fo:text-align="center"/>
    </style:style>
    <style:style style:name="P14" style:family="paragraph">
      <loext:graphic-properties draw:fill-color="#00ccff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margin-top="0cm" fo:margin-bottom="0cm" fo:text-align="center"/>
    </style:style>
    <style:style style:name="P16" style:family="paragraph">
      <style:paragraph-properties fo:margin-left="0cm" fo:margin-right="0cm" fo:margin-top="0cm" fo:margin-bottom="0cm" fo:text-align="center" fo:text-indent="0cm"/>
    </style:style>
    <style:style style:name="P17" style:family="paragraph">
      <loext:graphic-properties draw:fill="none" draw:fill-color="#729fcf"/>
      <style:paragraph-properties fo:margin-top="0cm" fo:margin-bottom="0cm" fo:text-align="center"/>
      <style:text-properties fo:font-size="9pt" style:font-size-asian="9pt" style:font-size-complex="9pt"/>
    </style:style>
    <style:style style:name="P18" style:family="paragraph">
      <loext:graphic-properties draw:fill="none" draw:fill-color="#729fcf"/>
      <style:paragraph-properties fo:text-align="center"/>
      <style:text-properties fo:font-size="9pt" style:font-size-asian="9pt" style:font-size-complex="9pt"/>
    </style:style>
    <style:style style:name="P19" style:family="paragraph">
      <style:paragraph-properties fo:margin-top="0.2cm" fo:margin-bottom="0cm"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-2cm" fo:margin-right="1.9cm" fo:text-align="center" fo:text-indent="1.4cm"/>
    </style:style>
    <style:style style:name="P22" style:family="paragraph">
      <loext:graphic-properties draw:fill="none"/>
      <style:paragraph-properties fo:margin-left="-2cm" fo:margin-right="1.9cm" fo:text-align="center" fo:text-indent="1.4cm"/>
      <style:text-properties fo:font-size="9pt" style:font-size-asian="9pt" style:font-size-complex="9pt"/>
    </style:style>
    <style:style style:name="P23" style:family="paragraph">
      <style:paragraph-properties fo:margin-left="0cm" fo:margin-right="3.708cm" fo:margin-top="0cm" fo:margin-bottom="0cm" fo:text-align="center" fo:text-indent="0cm"/>
    </style:style>
    <style:style style:name="P24" style:family="paragraph">
      <style:paragraph-properties fo:margin-left="0cm" fo:margin-right="3.708cm" fo:text-align="center" fo:text-indent="0cm"/>
    </style:style>
    <style:style style:name="P25" style:family="paragraph">
      <loext:graphic-properties draw:fill="none"/>
      <style:paragraph-properties fo:margin-left="0cm" fo:margin-right="3.708cm" fo:margin-top="0cm" fo:margin-bottom="0cm" fo:text-align="center" fo:text-indent="0cm"/>
      <style:text-properties fo:font-size="9pt" style:font-size-asian="9pt" style:font-size-complex="9pt"/>
    </style:style>
    <style:style style:name="P26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cm" svg:y1="2.8cm" svg:x2="10.9cm" svg:y2="2.8cm">
          <text:p/>
        </draw:line>
        <draw:line draw:style-name="gr1" draw:text-style-name="P1" draw:layer="layout" svg:x1="0.5cm" svg:y1="13.723cm" svg:x2="13.7cm" svg:y2="13.723cm">
          <text:p/>
        </draw:line>
        <draw:line draw:style-name="gr1" draw:text-style-name="P1" draw:layer="layout" svg:x1="0.326cm" svg:y1="7.3cm" svg:x2="16.026cm" svg:y2="7.3cm">
          <text:p/>
        </draw:line>
        <draw:frame draw:style-name="gr2" draw:text-style-name="P2" draw:layer="layout" svg:width="3.597cm" svg:height="0.962cm" svg:x="0.203cm" svg:y="0.738cm">
          <draw:text-box>
            <text:p>Application</text:p>
          </draw:text-box>
        </draw:frame>
        <draw:frame draw:style-name="gr3" draw:text-style-name="P2" draw:layer="layout" svg:width="3.597cm" svg:height="1.673cm" svg:x="0.1cm" svg:y="4.027cm">
          <draw:text-box>
            <text:p>Application</text:p>
            <text:p>Interface</text:p>
          </draw:text-box>
        </draw:frame>
        <draw:frame draw:style-name="gr4" draw:text-style-name="P2" draw:layer="layout" svg:width="2.775cm" svg:height="1.673cm" svg:x="0.125cm" svg:y="9.2cm">
          <draw:text-box>
            <text:p>Robot</text:p>
            <text:p>Memory</text:p>
          </draw:text-box>
        </draw:frame>
        <draw:frame draw:style-name="gr5" draw:text-style-name="P2" draw:layer="layout" svg:width="3.249cm" svg:height="0.962cm" svg:x="0.1cm" svg:y="15cm">
          <draw:text-box>
            <text:p>Back-End</text:p>
          </draw:text-box>
        </draw:frame>
        <draw:custom-shape draw:style-name="gr6" draw:text-style-name="P4" xml:id="id9" draw:id="id9" draw:layer="layout" svg:width="3.099cm" svg:height="1.388cm" draw:transform="skewX (0.00366519142918809) rotate (0.00401425727958696) translate (5.626cm 15.012cm)">
          <draw:glue-point draw:id="4" svg:x="2.6cm" svg:y="-4.881cm"/>
          <text:p text:style-name="P3"><text:span text:style-name="T1">Local</text:span><text:span text:style-name="T1"><text:line-break/></text:span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cm" svg:height="5.2cm" svg:x="14.9cm" svg:y="11.7cm">
          <text:p text:style-name="P5">Other</text:p>
          <text:p text:style-name="P5">Robot</text:p>
          <text:p text:style-name="P5"/>
          <text:p text:style-name="P5"/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098cm" svg:y1="15.4cm" svg:x2="19.598cm" svg:y2="15.4cm">
          <text:p/>
        </draw:line>
        <draw:line draw:style-name="gr8" draw:text-style-name="P1" draw:layer="layout" svg:x1="14.898cm" svg:y1="14.7cm" svg:x2="19.798cm" svg:y2="14.7cm">
          <text:p/>
        </draw:line>
        <draw:line draw:style-name="gr8" draw:text-style-name="P1" draw:layer="layout" svg:x1="14.898cm" svg:y1="14.1cm" svg:x2="19.798cm" svg:y2="14.1cm">
          <text:p/>
        </draw:line>
        <draw:custom-shape draw:style-name="gr9" draw:text-style-name="P7" xml:id="id1" draw:id="id1" draw:layer="layout" svg:width="1.8cm" svg:height="0.7cm" svg:x="16.426cm" svg:y="15.8cm">
          <text:p text:style-name="P3"><text:span text:style-name="T2">Shared DB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068cm" svg:height="0.607cm" svg:x="17.73cm" svg:y="13.5cm">
          <draw:text-box>
            <text:p><text:span text:style-name="T3">Application</text:span></text:p>
          </draw:text-box>
        </draw:frame>
        <draw:frame draw:style-name="gr11" draw:text-style-name="P8" draw:layer="layout" svg:width="3.402cm" svg:height="0.607cm" svg:x="16.398cm" svg:y="14.093cm">
          <draw:text-box>
            <text:p><text:span text:style-name="T3">Application Interface</text:span></text:p>
          </draw:text-box>
        </draw:frame>
        <draw:frame draw:style-name="gr12" draw:text-style-name="P8" draw:layer="layout" svg:width="2.585cm" svg:height="0.607cm" svg:x="17.013cm" svg:y="14.753cm">
          <draw:text-box>
            <text:p><text:span text:style-name="T3">Robot Memory</text:span></text:p>
          </draw:text-box>
        </draw:frame>
        <draw:connector draw:style-name="gr13" draw:text-style-name="P10" draw:layer="layout" svg:x1="16.426cm" svg:y1="16.15cm" svg:x2="12.425cm" svg:y2="15.694cm" draw:start-shape="id1" draw:start-glue-point="3" draw:end-shape="id2" draw:end-glue-point="1" svg:d="M16426 16150h-2000v-456h-2001" svg:viewBox="0 0 4002 457">
          <text:p text:style-name="P9"><text:span text:style-name="T4"><text:s text:c="12"/></text:span></text:p>
          <text:p text:style-name="P9"><text:span text:style-name="T4">Sync</text:span></text:p>
        </draw:connector>
        <draw:custom-shape draw:style-name="gr14" draw:text-style-name="P12" xml:id="id6" draw:id="id6" draw:layer="layout" svg:width="5cm" svg:height="3.4cm" svg:x="6.826cm" svg:y="8.6cm">
          <draw:glue-point draw:id="4" svg:x="-5cm" svg:y="-3cm"/>
          <draw:glue-point draw:id="5" svg:x="-5cm" svg:y="3cm"/>
          <draw:glue-point draw:id="6" svg:x="5cm" svg:y="-2.352cm"/>
          <draw:glue-point draw:id="7" svg:x="2.4cm" svg:y="-5cm"/>
          <draw:glue-point draw:id="8" svg:x="-1cm" svg:y="5cm"/>
          <draw:glue-point draw:id="9" svg:x="1cm" svg:y="5cm"/>
          <draw:glue-point draw:id="10" svg:x="5cm" svg:y="2.058cm"/>
          <draw:glue-point draw:id="11" svg:x="-2.6cm" svg:y="-5cm"/>
          <text:p text:style-name="P11"><text:span text:style-name="T5">Operation Manager</text:span></text:p>
          <text:p text:style-name="P11"><text:span text:style-name="T5"/></text:p>
          <text:p text:style-name="P11"><text:span text:style-name="T5"/></text:p>
          <text:p text:style-name="P1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5" draw:id="id5" draw:layer="layout" svg:width="2.4cm" svg:height="1.6cm" svg:x="3.126cm" svg:y="9.5cm">
          <draw:glue-point draw:id="4" svg:x="-1.25cm" svg:y="-5cm"/>
          <draw:glue-point draw:id="5" svg:x="1.25cm" svg:y="-5cm"/>
          <text:p text:style-name="P11"><text:span text:style-name="T5">Trigger</text:span></text:p>
          <text:p text:style-name="P11"><text:span text:style-name="T5">Manag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7" draw:id="id7" draw:layer="layout" svg:width="3.4cm" svg:height="1.9cm" svg:x="13.026cm" svg:y="8.5cm">
          <draw:glue-point draw:id="4" svg:x="2.083cm" svg:y="-5cm"/>
          <draw:glue-point draw:id="5" svg:x="-2.5cm" svg:y="-5cm"/>
          <draw:glue-point draw:id="6" svg:x="-2.916cm" svg:y="5cm"/>
          <draw:glue-point draw:id="7" svg:x="-5cm" svg:y="2.894cm"/>
          <text:p text:style-name="P11"><text:span text:style-name="T5">Computables</text:span></text:p>
          <text:p text:style-name="P11"><text:span text:style-name="T5">Manag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3" draw:id="id3" draw:layer="layout" svg:width="3cm" svg:height="2cm" svg:x="5.1cm" svg:y="0.1cm">
          <text:p text:style-name="P11"><text:span text:style-name="T5">Knowledge</text:span></text:p>
          <text:p text:style-name="P11"><text:span text:style-name="T5">Based</text:span></text:p>
          <text:p text:style-name="P11"><text:span text:style-name="T5">System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8" draw:id="id8" draw:layer="layout" svg:width="3cm" svg:height="2cm" svg:x="11.4cm" svg:y="0.1cm">
          <draw:glue-point draw:id="4" svg:x="-1.666cm" svg:y="5cm"/>
          <draw:glue-point draw:id="5" svg:x="1.666cm" svg:y="5cm"/>
          <text:p text:style-name="P11"><text:span text:style-name="T5">Percep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4" draw:id="id4" draw:layer="layout" svg:width="5.6cm" svg:height="3.1cm" svg:x="3.8cm" svg:y="3.6cm">
          <draw:glue-point draw:id="4" svg:x="-2.608cm" svg:y="5cm"/>
          <draw:glue-point draw:id="5" svg:x="2.546cm" svg:y="5cm"/>
          <draw:glue-point draw:id="6" svg:x="-3.346cm" svg:y="5cm"/>
          <text:p text:style-name="P11"><text:span text:style-name="T5">Interface Provider</text:span></text:p>
          <text:p text:style-name="P11"><text:span text:style-name="T5"/></text:p>
          <text:p text:style-name="P11"><text:span text:style-name="T5"/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cm" svg:height="0.6cm" svg:x="4.1cm" svg:y="4.6cm">
          <text:p text:style-name="P11"><text:span text:style-name="T6">Language specific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5cm" svg:height="0.6cm" svg:x="4.1cm" svg:y="5.6cm">
          <text:p text:style-name="P11"><text:span text:style-name="T6">Model Generator</text:span></text:p>
          <draw:enhanced-geometry svg:viewBox="0 0 21600 21600" draw:type="rectangle" draw:enhanced-path="M 0 0 L 21600 0 21600 21600 0 21600 0 0 Z N"/>
        </draw:custom-shape>
        <draw:connector draw:style-name="gr20" draw:text-style-name="P17" draw:layer="layout" draw:type="line" svg:x1="6.6cm" svg:y1="2.1cm" svg:x2="6.6cm" svg:y2="3.6cm" draw:start-shape="id3" draw:start-glue-point="2" draw:end-shape="id4" draw:end-glue-point="0" svg:d="M6600 2100v1500" svg:viewBox="0 0 1 1501">
          <text:p text:style-name="P15"><text:span text:style-name="T3"><text:s text:c="11"/></text:span><text:span text:style-name="T3">Uses</text:span></text:p>
          <text:p text:style-name="P15"><text:span text:style-name="T3"/></text:p>
          <text:p text:style-name="P16"><text:span text:style-name="T3"/></text:p>
        </draw:connector>
        <draw:connector draw:style-name="gr21" draw:text-style-name="P1" draw:layer="layout" draw:type="line" svg:x1="4.326cm" svg:y1="9.5cm" svg:x2="4.326cm" svg:y2="9.5cm" draw:start-shape="id5" draw:start-glue-point="0" draw:end-shape="id5" draw:end-glue-point="0" svg:d="M4326 9500z" svg:viewBox="0 0 1 1">
          <text:p/>
        </draw:connector>
        <draw:connector draw:style-name="gr22" draw:text-style-name="P18" draw:layer="layout" draw:type="line" svg:x1="11.826cm" svg:y1="9.501cm" svg:x2="13.026cm" svg:y2="9.45cm" draw:start-shape="id6" draw:start-glue-point="6" draw:end-shape="id7" draw:end-glue-point="3" svg:d="M11826 9501l1200-51" svg:viewBox="0 0 1201 52">
          <text:p text:style-name="P11"><text:span text:style-name="T3"/></text:p>
          <text:p text:style-name="P13"><text:span text:style-name="T3">Calls</text:span></text:p>
        </draw:connector>
        <draw:connector draw:style-name="gr22" draw:text-style-name="P17" draw:layer="layout" svg:x1="12.401cm" svg:y1="2.1cm" svg:x2="10.526cm" svg:y2="8.6cm" draw:start-shape="id8" draw:start-glue-point="4" draw:end-shape="id6" draw:end-glue-point="7" svg:d="M12401 2100v3250h-1875v3250" svg:viewBox="0 0 1876 6501">
          <text:p text:style-name="P15"><text:span text:style-name="T3">Uses</text:span></text:p>
          <text:p text:style-name="P15"><text:span text:style-name="T3"/></text:p>
        </draw:connector>
        <draw:connector draw:style-name="gr22" draw:text-style-name="P18" draw:layer="layout" draw:line-skew="-0.3cm" svg:x1="9.326cm" svg:y1="12cm" svg:x2="7.175cm" svg:y2="15.006cm" draw:start-shape="id6" draw:start-glue-point="2" draw:end-shape="id9" svg:d="M9326 12000v1200h-2151v1806" svg:viewBox="0 0 2152 3007">
          <text:p text:style-name="P11"><text:span text:style-name="T3"><text:s text:c="9"/></text:span><text:span text:style-name="T3">Uses</text:span></text:p>
          <text:p text:style-name="P19"><text:span text:style-name="T3"/></text:p>
          <text:p text:style-name="P19"><text:span text:style-name="T3"/></text:p>
        </draw:connector>
        <draw:connector draw:style-name="gr20" draw:text-style-name="P18" draw:layer="layout" draw:line-skew="0.1cm" svg:x1="5.14cm" svg:y1="6.7cm" svg:x2="4.626cm" svg:y2="9.5cm" draw:start-shape="id4" draw:start-glue-point="4" draw:end-shape="id5" draw:end-glue-point="5" svg:d="M5140 6700v1500h-514v1300" svg:viewBox="0 0 515 2801">
          <text:p text:style-name="P11"><text:span text:style-name="T3"><text:tab/></text:span></text:p>
          <text:p text:style-name="P11"><text:span text:style-name="T3"><text:tab/></text:span></text:p>
          <text:p text:style-name="P11"><text:span text:style-name="T3"><text:tab/></text:span><text:span text:style-name="T3">Registers</text:span></text:p>
        </draw:connector>
        <draw:line draw:style-name="gr23" draw:text-style-name="P20" draw:layer="layout" svg:x1="18cm" svg:y1="8.3cm" svg:x2="12.426cm" svg:y2="17.2cm">
          <text:p/>
        </draw:line>
        <draw:connector draw:style-name="gr24" draw:text-style-name="P22" draw:layer="layout" svg:x1="13.735cm" svg:y1="10.4cm" svg:x2="11.826cm" svg:y2="10.999cm" draw:start-shape="id7" draw:start-glue-point="6" draw:end-shape="id6" draw:end-glue-point="10" svg:d="M13735 10400v599h-1909" svg:viewBox="0 0 1910 600">
          <text:p text:style-name="P21"><text:span text:style-name="T3"><text:s text:c="25"/></text:span></text:p>
          <text:p text:style-name="P21"><text:span text:style-name="T3"/></text:p>
          <text:p text:style-name="P21"><text:span text:style-name="T3"><text:s/></text:span></text:p>
          <text:p text:style-name="P21"><text:span text:style-name="T3"><text:s text:c="37"/></text:span><text:span text:style-name="T3">Stores results</text:span></text:p>
        </draw:connector>
        <draw:connector draw:style-name="gr25" draw:text-style-name="P22" draw:layer="layout" svg:x1="13.399cm" svg:y1="2.1cm" svg:x2="15.434cm" svg:y2="8.5cm" draw:start-shape="id8" draw:start-glue-point="5" draw:end-shape="id7" draw:end-glue-point="4" svg:d="M13399 2100v3200h2035v3200" svg:viewBox="0 0 2036 6401">
          <text:p text:style-name="P21"><text:span text:style-name="T3"><text:s text:c="24"/></text:span><text:span text:style-name="T3">Provides</text:span></text:p>
          <text:p text:style-name="P21"><text:span text:style-name="T3"/></text:p>
        </draw:connector>
        <draw:custom-shape draw:style-name="gr26" draw:text-style-name="P4" xml:id="id2" draw:id="id2" draw:layer="layout" svg:width="3.099cm" svg:height="1.388cm" draw:transform="skewX (0.00366519142918809) rotate (0.00401425727958696) translate (9.326cm 15.012cm)">
          <draw:glue-point draw:id="4" svg:x="2.6cm" svg:y="-4.881cm"/>
          <draw:glue-point draw:id="5" svg:x="-2.741cm" svg:y="-5cm"/>
          <text:p text:style-name="P3"><text:span text:style-name="T1">Shared</text:span><text:span text:style-name="T1"><text:line-break/></text:span><text:span text:style-name="T1">Database</text:span></text:p>
          <draw:enhanced-geometry svg:viewBox="0 0 21600 21600" draw:type="rectangle" draw:enhanced-path="M 0 0 L 21600 0 21600 21600 0 21600 0 0 Z N"/>
        </draw:custom-shape>
        <draw:connector draw:style-name="gr27" draw:text-style-name="P20" draw:layer="layout" draw:line-skew="-0.3cm" svg:x1="9.326cm" svg:y1="12cm" svg:x2="10.875cm" svg:y2="15.006cm" draw:start-shape="id6" draw:start-glue-point="2" draw:end-shape="id2" draw:end-glue-point="0" svg:d="M9326 12000v1200h1549v1806" svg:viewBox="0 0 1550 3007">
          <text:p/>
        </draw:connector>
        <draw:connector draw:style-name="gr27" draw:text-style-name="P20" draw:layer="layout" draw:line-skew="1.05cm" svg:x1="4.326cm" svg:y1="11.1cm" svg:x2="7.982cm" svg:y2="15.017cm" draw:start-shape="id5" draw:start-glue-point="2" draw:end-shape="id9" draw:end-glue-point="4" svg:d="M4326 11100v3000h3656v917" svg:viewBox="0 0 3657 3918">
          <text:p/>
        </draw:connector>
        <draw:connector draw:style-name="gr24" draw:text-style-name="P25" draw:layer="layout" draw:line-skew="1.05cm" svg:x1="4.326cm" svg:y1="11.1cm" svg:x2="10.027cm" svg:y2="15cm" draw:start-shape="id5" draw:start-glue-point="2" draw:end-shape="id2" draw:end-glue-point="5" svg:d="M4326 11100v3000h5701v900" svg:viewBox="0 0 5702 3901">
          <text:p text:style-name="P23"><text:span text:style-name="T3">Listens</text:span></text:p>
          <text:p text:style-name="P24"><text:span text:style-name="T3">for changes</text:span></text:p>
          <text:p text:style-name="P24"><text:span text:style-name="T3"/></text:p>
          <text:p text:style-name="P24"><text:span text:style-name="T3"/></text:p>
          <text:p text:style-name="P24"><text:span text:style-name="T3"/></text:p>
        </draw:connector>
        <draw:connector draw:style-name="gr24" draw:text-style-name="P26" draw:layer="layout" draw:line-skew="0.3cm" svg:x1="14.726cm" svg:y1="8.5cm" svg:x2="12.9cm" svg:y2="2.1cm" draw:start-shape="id7" draw:start-glue-point="0" draw:end-shape="id8" draw:end-glue-point="2" svg:d="M14726 8500v-2900h-1826v-3500" svg:viewBox="0 0 1827 6401"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>Calls</text:span></text:p>
        </draw:connector>
        <draw:connector draw:style-name="gr24" draw:text-style-name="P26" draw:layer="layout" draw:type="line" svg:x1="8.025cm" svg:y1="6.7cm" svg:x2="8.026cm" svg:y2="8.6cm" draw:start-shape="id4" draw:start-glue-point="5" draw:end-shape="id6" draw:end-glue-point="11" svg:d="M8025 6700l1 1900" svg:viewBox="0 0 2 1901">
          <text:p text:style-name="P11"><text:span text:style-name="T3"><text:s text:c="12"/></text:span><text:span text:style-name="T3">Uses</text:span></text:p>
        </draw:connector>
        <draw:connector draw:style-name="gr24" draw:text-style-name="P26" draw:layer="layout" draw:line-skew="-0.1cm" svg:x1="4.026cm" svg:y1="9.5cm" svg:x2="4.727cm" svg:y2="6.7cm" draw:start-shape="id5" draw:start-glue-point="4" draw:end-shape="id4" draw:end-glue-point="6" svg:d="M4026 9500v-1500h701v-1300" svg:viewBox="0 0 702 2801">
          <text:p text:style-name="P11"><text:span text:style-name="T3">Notifies</text:span><text:span text:style-name="T3"><text:tab/></text:span><text:span text:style-name="T3"> <text:s text:c="7"/></text:span></text:p>
          <text:p text:style-name="P11"><text:span text:style-name="T3"/></text:p>
          <text:p text:style-name="P11"><text:span text:style-name="T3"/></text:p>
        </draw:connector>
        <draw:custom-shape draw:style-name="gr28" draw:text-style-name="P14" draw:layer="layout" svg:width="2.1cm" svg:height="0.6cm" svg:x="7.126cm" svg:y="10.2cm">
          <text:p text:style-name="P11"><text:span text:style-name="T6">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2.1cm" svg:height="0.6cm" svg:x="7.126cm" svg:y="11cm">
          <text:p text:style-name="P11"><text:span text:style-name="T6">Re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2.1cm" svg:height="0.6cm" svg:x="9.426cm" svg:y="11cm">
          <text:p text:style-name="P11"><text:span text:style-name="T6">Up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2.1cm" svg:height="0.6cm" svg:x="9.426cm" svg:y="10.2cm">
          <text:p text:style-name="P11"><text:span text:style-name="T6">Quer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81cm" fo:margin-left="0.026cm" fo:margin-right="0.64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Zwilling</meta:initial-creator>
    <meta:creation-date>2016-05-26T01:47:59.408060130</meta:creation-date>
    <dc:date>2017-02-21T14:31:53.534713731</dc:date>
    <dc:creator>Frederik Zwilling</dc:creator>
    <meta:editing-duration>PT5H49M4S</meta:editing-duration>
    <meta:editing-cycles>24</meta:editing-cycles>
    <meta:generator>LibreOffice/5.0.6.2$Linux_X86_64 LibreOffice_project/00$Build-2</meta:generator>
    <meta:document-statistic meta:object-count="45"/>
  </office:meta>
</office:document-meta>
</file>